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ListParagraph" style:list-style-name="LFO1" style:family="paragraph">
      <style:text-properties fo:language="en" fo:country="GB"/>
    </style:style>
    <style:style style:name="P4" style:parent-style-name="ListParagraph" style:list-style-name="LFO1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>
      <style:text-properties fo:language="en" fo:country="GB"/>
    </style:style>
    <style:style style:name="P7" style:parent-style-name="ListParagraph" style:list-style-name="LFO1" style:family="paragraph">
      <style:text-properties fo:language="en" fo:country="GB"/>
    </style:style>
    <style:style style:name="P8" style:parent-style-name="ListParagraph" style:list-style-name="LFO1" style:family="paragraph">
      <style:text-properties fo:language="en" fo:country="GB"/>
    </style:style>
    <style:style style:name="P9" style:parent-style-name="ListParagraph" style:list-style-name="LFO1" style:family="paragraph">
      <style:text-properties fo:language="en" fo:country="GB"/>
    </style:style>
    <style:style style:name="P10" style:parent-style-name="ListParagraph" style:list-style-name="LFO1" style:family="paragraph">
      <style:text-properties fo:language="en" fo:country="GB"/>
    </style:style>
    <style:style style:name="P11" style:parent-style-name="ListParagraph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ListParagraph" style:list-style-name="LFO1" style:family="paragraph">
      <style:text-properties fo:language="en" fo:country="GB"/>
    </style:style>
    <style:style style:name="P14" style:parent-style-name="ListParagraph" style:list-style-name="LFO1" style:family="paragraph">
      <style:text-properties fo:language="en" fo:country="GB"/>
    </style:style>
    <style:style style:name="P15" style:parent-style-name="ListParagraph" style:list-style-name="LFO1" style:family="paragraph">
      <style:text-properties fo:language="en" fo:country="GB"/>
    </style:style>
    <style:style style:name="P16" style:parent-style-name="ListParagraph" style:family="paragraph">
      <style:text-properties fo:language="en" fo:country="GB"/>
    </style:style>
    <style:style style:name="P17" style:parent-style-name="ListParagraph" style:family="paragraph">
      <style:text-properties fo:language="en" fo:country="GB"/>
    </style:style>
    <style:style style:name="P18" style:parent-style-name="ListParagraph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ListParagraph" style:list-style-name="LFO1" style:family="paragraph">
      <style:text-properties fo:language="en" fo:country="GB"/>
    </style:style>
    <style:style style:name="P21" style:parent-style-name="ListParagraph" style:list-style-name="LFO1" style:family="paragraph">
      <style:text-properties fo:language="en" fo:country="GB"/>
    </style:style>
    <style:style style:name="P22" style:parent-style-name="ListParagraph" style:list-style-name="LFO1" style:family="paragraph">
      <style:text-properties fo:language="en" fo:country="GB"/>
    </style:style>
    <style:style style:name="P23" style:parent-style-name="ListParagraph" style:list-style-name="LFO1" style:family="paragraph">
      <style:text-properties fo:language="en" fo:country="GB"/>
    </style:style>
    <style:style style:name="P24" style:parent-style-name="ListParagraph" style:family="paragraph">
      <style:text-properties fo:language="en" fo:country="GB"/>
    </style:style>
    <style:style style:name="P25" style:parent-style-name="ListParagraph" style:list-style-name="LFO1" style:family="paragraph">
      <style:text-properties fo:language="en" fo:country="GB"/>
    </style:style>
    <style:style style:name="P26" style:parent-style-name="ListParagraph" style:list-style-name="LFO1" style:family="paragraph"/>
    <style:style style:name="P27" style:parent-style-name="ListParagraph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ListParagraph" style:family="paragraph">
      <style:text-properties fo:language="en" fo:country="GB"/>
    </style:style>
    <style:style style:name="P30" style:parent-style-name="ListParagraph" style:family="paragraph">
      <style:text-properties fo:language="en" fo:country="GB"/>
    </style:style>
    <style:style style:name="P31" style:parent-style-name="ListParagraph" style:list-style-name="LFO1" style:family="paragraph">
      <style:text-properties fo:language="en" fo:country="GB"/>
    </style:style>
    <style:style style:name="P32" style:parent-style-name="ListParagraph" style:list-style-name="LFO1" style:family="paragraph">
      <style:text-properties fo:language="en" fo:country="GB"/>
    </style:style>
    <style:style style:name="P33" style:parent-style-name="ListParagraph" style:list-style-name="LFO1" style:family="paragraph">
      <style:text-properties fo:language="en" fo:country="GB"/>
    </style:style>
    <style:style style:name="P34" style:parent-style-name="ListParagraph" style:list-style-name="LFO1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T36" style:parent-style-name="DefaultParagraphFont" style:family="text">
      <style:text-properties fo:language="en" fo:country="GB"/>
    </style:style>
    <style:style style:name="P37" style:parent-style-name="ListParagraph" style:list-style-name="LFO1" style:family="paragraph"/>
    <style:style style:name="T38" style:parent-style-name="DefaultParagraphFont" style:family="text">
      <style:text-properties fo:language="en" fo:country="GB"/>
    </style:style>
    <style:style style:name="P39" style:parent-style-name="ListParagraph" style:list-style-name="LFO1" style:family="paragraph"/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ListParagraph" style:family="paragraph">
      <style:text-properties fo:language="en" fo:country="GB"/>
    </style:style>
    <style:style style:name="P43" style:parent-style-name="ListParagraph" style:family="paragraph">
      <style:text-properties fo:language="en" fo:country="GB"/>
    </style:style>
    <style:style style:name="P44" style:parent-style-name="ListParagraph" style:list-style-name="LFO1" style:family="paragraph">
      <style:text-properties fo:language="en" fo:country="GB"/>
    </style:style>
    <style:style style:name="P45" style:parent-style-name="ListParagraph" style:list-style-name="LFO1" style:family="paragraph">
      <style:text-properties fo:language="en" fo:country="GB"/>
    </style:style>
    <style:style style:name="P46" style:parent-style-name="ListParagraph" style:list-style-name="LFO1" style:family="paragraph">
      <style:text-properties fo:language="en" fo:country="GB"/>
    </style:style>
    <style:style style:name="P47" style:parent-style-name="ListParagraph" style:list-style-name="LFO1" style:family="paragraph">
      <style:text-properties fo:language="en" fo:country="GB"/>
    </style:style>
    <style:style style:name="P48" style:parent-style-name="ListParagraph" style:list-style-name="LFO1" style:family="paragraph">
      <style:text-properties fo:language="en" fo:country="GB"/>
    </style:style>
    <style:style style:name="P49" style:parent-style-name="ListParagraph" style:list-style-name="LFO1" style:family="paragraph">
      <style:text-properties fo:language="en" fo:country="GB"/>
    </style:style>
    <style:style style:name="P50" style:parent-style-name="ListParagraph" style:family="paragraph">
      <style:text-properties fo:language="en" fo:country="GB"/>
    </style:style>
    <style:style style:name="P51" style:parent-style-name="ListParagraph" style:family="paragraph">
      <style:text-properties fo:language="en" fo:country="GB"/>
    </style:style>
    <style:style style:name="P52" style:parent-style-name="ListParagraph" style:family="paragraph">
      <style:text-properties fo:language="en" fo:country="GB"/>
    </style:style>
    <style:style style:name="P53" style:parent-style-name="ListParagraph" style:family="paragraph">
      <style:text-properties fo:language="en" fo:country="GB"/>
    </style:style>
    <style:style style:name="P54" style:parent-style-name="ListParagraph" style:list-style-name="LFO1" style:family="paragraph">
      <style:text-properties fo:language="en" fo:country="GB"/>
    </style:style>
    <style:style style:name="P55" style:parent-style-name="ListParagraph" style:list-style-name="LFO1" style:family="paragraph">
      <style:text-properties fo:language="en" fo:country="GB"/>
    </style:style>
    <style:style style:name="P56" style:parent-style-name="ListParagraph" style:list-style-name="LFO1" style:family="paragraph"/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ListParagraph" style:list-style-name="LFO1" style:family="paragraph">
      <style:text-properties fo:language="en" fo:country="GB"/>
    </style:style>
    <style:style style:name="P60" style:parent-style-name="ListParagraph" style:list-style-name="LFO1" style:family="paragraph">
      <style:text-properties fo:language="en" fo:country="GB"/>
    </style:style>
    <style:style style:name="P61" style:parent-style-name="ListParagraph" style:list-style-name="LFO1" style:family="paragraph">
      <style:text-properties fo:language="en" fo:country="GB"/>
    </style:style>
    <style:style style:name="P62" style:parent-style-name="ListParagraph" style:family="paragraph">
      <style:text-properties fo:language="en" fo:country="GB"/>
    </style:style>
    <style:style style:name="P63" style:parent-style-name="ListParagraph" style:list-style-name="LFO1" style:family="paragraph">
      <style:text-properties fo:language="en" fo:country="GB"/>
    </style:style>
    <style:style style:name="P64" style:parent-style-name="ListParagraph" style:list-style-name="LFO1" style:family="paragraph">
      <style:text-properties fo:language="en" fo:country="GB"/>
    </style:style>
    <style:style style:name="P65" style:parent-style-name="ListParagraph" style:list-style-name="LFO1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paragraph-properties fo:margin-left="0.5in">
        <style:tab-stops/>
      </style:paragraph-properties>
      <style:text-properties fo:language="en" fo:country="GB"/>
    </style:style>
    <style:style style:name="P70" style:parent-style-name="ListParagraph" style:list-style-name="LFO1" style:family="paragraph">
      <style:text-properties fo:language="en" fo:country="GB"/>
    </style:style>
    <style:style style:name="P71" style:parent-style-name="ListParagraph" style:list-style-name="LFO1" style:family="paragraph">
      <style:text-properties fo:language="en" fo:country="GB"/>
    </style:style>
    <style:style style:name="P72" style:parent-style-name="ListParagraph" style:list-style-name="LFO1" style:family="paragraph">
      <style:text-properties fo:language="en" fo:country="GB"/>
    </style:style>
    <style:style style:name="P73" style:parent-style-name="ListParagraph" style:list-style-name="LFO1" style:family="paragraph">
      <style:text-properties fo:language="en" fo:country="GB"/>
    </style:style>
    <style:style style:name="P74" style:parent-style-name="ListParagraph" style:family="paragraph">
      <style:text-properties fo:language="en" fo:country="GB"/>
    </style:style>
    <style:style style:name="P75" style:parent-style-name="ListParagraph" style:family="paragraph">
      <style:text-properties fo:language="en" fo:country="GB"/>
    </style:style>
    <style:style style:name="P76" style:parent-style-name="ListParagraph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name="P78" style:parent-style-name="ListParagraph" style:family="paragraph">
      <style:text-properties fo:language="en" fo:country="GB"/>
    </style:style>
    <style:style style:name="P79" style:parent-style-name="ListParagraph" style:family="paragraph">
      <style:text-properties fo:language="en" fo:country="GB"/>
    </style:style>
    <style:style style:name="P80" style:parent-style-name="ListParagraph" style:list-style-name="LFO1" style:family="paragraph">
      <style:text-properties fo:language="en" fo:country="GB"/>
    </style:style>
    <style:style style:name="P81" style:parent-style-name="ListParagraph" style:list-style-name="LFO1" style:family="paragraph">
      <style:text-properties fo:language="en" fo:country="GB"/>
    </style:style>
    <style:style style:name="P82" style:parent-style-name="ListParagraph" style:list-style-name="LFO1" style:family="paragraph">
      <style:text-properties fo:language="en" fo:country="GB"/>
    </style:style>
    <style:style style:name="P83" style:parent-style-name="ListParagraph" style:list-style-name="LFO1" style:family="paragraph">
      <style:text-properties fo:language="en" fo:country="GB"/>
    </style:style>
    <style:style style:name="P84" style:parent-style-name="Normal" style:family="paragraph">
      <style:text-properties fo:language="en" fo:country="GB"/>
    </style:style>
    <style:style style:name="P85" style:parent-style-name="Normal" style:family="paragraph">
      <style:text-properties fo:language="en" fo:country="GB"/>
    </style:style>
    <style:style style:name="P86" style:parent-style-name="ListParagraph" style:family="paragraph">
      <style:text-properties fo:language="en" fo:country="GB"/>
    </style:style>
    <style:style style:name="P87" style:parent-style-name="ListParagraph" style:list-style-name="LFO1" style:family="paragraph">
      <style:text-properties fo:language="en" fo:country="GB"/>
    </style:style>
    <style:style style:name="P88" style:parent-style-name="ListParagraph" style:list-style-name="LFO1" style:family="paragraph">
      <style:text-properties fo:language="en" fo:country="GB"/>
    </style:style>
    <style:style style:name="P89" style:parent-style-name="ListParagraph" style:list-style-name="LFO1" style:family="paragraph">
      <style:text-properties fo:language="en" fo:country="GB"/>
    </style:style>
    <style:style style:name="P90" style:parent-style-name="ListParagraph" style:family="paragraph">
      <style:text-properties fo:language="en" fo:country="GB"/>
    </style:style>
    <style:style style:name="P91" style:parent-style-name="ListParagraph" style:family="paragraph">
      <style:text-properties fo:language="en" fo:country="GB"/>
    </style:style>
    <style:style style:name="P92" style:parent-style-name="ListParagraph" style:list-style-name="LFO1" style:family="paragraph">
      <style:text-properties fo:language="en" fo:country="GB"/>
    </style:style>
    <style:style style:name="P93" style:parent-style-name="ListParagraph" style:list-style-name="LFO1" style:family="paragraph">
      <style:text-properties fo:language="en" fo:country="GB"/>
    </style:style>
    <style:style style:name="P94" style:parent-style-name="ListParagraph" style:list-style-name="LFO1" style:family="paragraph">
      <style:text-properties fo:language="en" fo:country="GB"/>
    </style:style>
    <style:style style:name="P95" style:parent-style-name="ListParagraph" style:list-style-name="LFO1" style:family="paragraph">
      <style:text-properties fo:language="en" fo:country="GB"/>
    </style:style>
    <style:style style:name="P96" style:parent-style-name="Normal" style:family="paragraph">
      <style:text-properties fo:language="en" fo:country="GB"/>
    </style:style>
    <style:style style:name="P97" style:parent-style-name="Normal" style:family="paragraph">
      <style:text-properties fo:language="en" fo:country="GB"/>
    </style:style>
    <style:style style:name="P98" style:parent-style-name="ListParagraph" style:list-style-name="LFO1" style:family="paragraph">
      <style:text-properties fo:language="en" fo:country="GB"/>
    </style:style>
    <style:style style:name="P99" style:parent-style-name="ListParagraph" style:list-style-name="LFO1" style:family="paragraph">
      <style:text-properties fo:language="en" fo:country="GB"/>
    </style:style>
    <style:style style:name="P100" style:parent-style-name="ListParagraph" style:list-style-name="LFO1" style:family="paragraph">
      <style:text-properties fo:language="en" fo:country="GB"/>
    </style:style>
    <style:style style:name="P101" style:parent-style-name="ListParagraph" style:family="paragraph">
      <style:text-properties fo:language="en" fo:country="GB"/>
    </style:style>
    <style:style style:name="P102" style:parent-style-name="ListParagraph" style:family="paragraph">
      <style:text-properties fo:language="en" fo:country="GB"/>
    </style:style>
  </office:automatic-styles>
  <office:body>
    <office:text text:use-soft-page-breaks="true">
      <text:p text:style-name="P1">Configuration of the RTC</text:p>
      <text:p text:style-name="P2">Calendar Configuration:</text:p>
      <text:list text:style-name="LFO1" text:continue-numbering="true">
        <text:list-item>
          <text:p text:style-name="P3">Disable write protection -&gt; Write 0xCA and then 0x53 in RTC_WPR register</text:p>
        </text:list-item>
        <text:list-item>
          <text:p text:style-name="P4">Enter Init mode -&gt; Set Init Bit in RTC_ISR register</text:p>
        </text:list-item>
        <text:list-item>
          <text:p text:style-name="P5">Wait for confirmation of Init mode -&gt; wait until INITF bit is set in RTC_ISR register</text:p>
        </text:list-item>
        <text:list-item>
          <text:p text:style-name="P6">Program prescaler value in RTC_PRER register -&gt; per default 1Hz</text:p>
        </text:list-item>
        <text:list-item>
          <text:p text:style-name="P7">Write time and date in register -&gt; RTC_DR (Date) &amp; RTC_TR (Time)</text:p>
        </text:list-item>
        <text:list-item>
          <text:p text:style-name="P8">Configure time format -&gt; Clear FMT bit in RTC_CR (24hour format)</text:p>
        </text:list-item>
        <text:list-item>
          <text:p text:style-name="P9">Exit Init mode -&gt; Clear Init bit in RTC_ISR register</text:p>
        </text:list-item>
        <text:list-item>
          <text:p text:style-name="P10">Enable write protection -&gt; Write 0xFF into RTC_WPR register</text:p>
        </text:list-item>
      </text:list>
      <text:p text:style-name="P11"/>
      <text:p text:style-name="P12">Clock Configuration:</text:p>
      <text:list text:style-name="LFO1" text:continue-numbering="true">
        <text:list-item>
          <text:p text:style-name="P13">Select LSE as clock source -&gt; RTCSCEL = 01 in RCC_BDCR register</text:p>
        </text:list-item>
        <text:list-item>
          <text:p text:style-name="P14">Configure prescaler with 1Hz RTC clock -&gt; PREDIV_A = 127 &amp; PREDIV_S = 255</text:p>
        </text:list-item>
        <text:list-item>
          <text:p text:style-name="P15">Enable RTC clock -&gt; Set RTCEN bit in RCC_BDCR register</text:p>
        </text:list-item>
      </text:list>
      <text:p text:style-name="P16"/>
      <text:p text:style-name="P17">Any changes in the backup domain register require a software reset by setting the BDRST bit in RCC_BDCR register<text:s/></text:p>
      <text:p text:style-name="P18"/>
      <text:p text:style-name="P19">Alarm Configuration:</text:p>
      <text:list text:style-name="LFO1" text:continue-numbering="true">
        <text:list-item>
          <text:p text:style-name="P20">Disable write protection -&gt; Write 0xCA and then 0x53 in RTC_WPR register</text:p>
        </text:list-item>
        <text:list-item>
          <text:p text:style-name="P21">Disable Alarm A(B) -&gt; Clear ALRA(B)E bit in RTC_CR register</text:p>
        </text:list-item>
        <text:list-item>
          <text:p text:style-name="P22">Wait until alarm register can be accessed -&gt; wait until ALRA(B)WF is set in RTC_ISR register</text:p>
        </text:list-item>
        <text:list-item>
          <text:p text:style-name="P23">Configure alarm -&gt; Write into RTC_ALRMA(B)R register (must be same format as calendar)</text:p>
        </text:list-item>
      </text:list>
      <text:p text:style-name="P24">WDSEL defines whether the date or only the weekday is represented in the alarm.</text:p>
      <text:list text:style-name="LFO1" text:continue-numbering="true">
        <text:list-item>
          <text:p text:style-name="P25">Re-enable alarm -&gt; SET ALRA(B)E bit in RTC_CR register</text:p>
        </text:list-item>
        <text:list-item>
          <text:p text:style-name="P26">The alarm interrupt is enabled through the ALRA(B)IE bit in the RTC_CR register</text:p>
        </text:list-item>
      </text:list>
      <text:p text:style-name="P27"/>
      <text:p text:style-name="P28">Alarm behaviour configuration:</text:p>
      <text:p text:style-name="P29">The alarm behaviour is configured by the MSKx bits in the RTC_ALRMA(B)R register. They can be set independently from each other.</text:p>
      <text:p text:style-name="P30"/>
      <text:list text:style-name="LFO1" text:continue-numbering="true">
        <text:list-item>
          <text:p text:style-name="P31">IF MSK0 = 1 -&gt; Seconds don’t matter in comparison</text:p>
        </text:list-item>
        <text:list-item>
          <text:p text:style-name="P32">IF MSK1 = 1 -&gt; Minutes don’t matter in comparison</text:p>
        </text:list-item>
        <text:list-item>
          <text:p text:style-name="P33">IF MSK2 = 1 -&gt; Hours don’t matter in comparison</text:p>
        </text:list-item>
        <text:list-item>
          <text:p text:style-name="P34">IF MSK3 = 1 -&gt; Weekday or date don’t matter in comparison</text:p>
        </text:list-item>
      </text:list>
      <text:p text:style-name="P35">Alarm sub-second configuration:</text:p>
      <text:p text:style-name="ListParagraph">The RTC unit provides programmable alarms, sub-second A and B, which are similar. They generate alarms with a high resolution (for the second division).<text:s/></text:p>
      <text:p text:style-name="ListParagraph"/>
      <text:p text:style-name="ListParagraph">The value programmed in the alarm sub-second register RTC_ALRMASSR is compared to the content of the sub-second field in the calendar unit.<text:s/></text:p>
      <text:p text:style-name="ListParagraph"/>
      <text:p text:style-name="ListParagraph">The sub-second field counter counts down from the value configured in the synchronous prescaler (<text:span text:style-name="T36">PREDIV_S)</text:span><text:s/>to zero, and then reloads a value from the RTC_SPRE register.</text:p>
      <text:p text:style-name="ListParagraph"/>
      <text:list text:style-name="LFO1" text:continue-numbering="true">
        <text:list-item>
          <text:p text:style-name="P37"><text:span text:style-name="T38">Write the sub seconds value to be compared -&gt; Set<text:s/></text:span>SS bits in RTC_ALRMASSR register</text:p>
        </text:list-item>
        <text:list-item>
          <text:p text:style-name="P39">Mask the most significant bit to be compared -&gt; Set MASKSS bits in RTC_ALRMASSR regiser</text:p>
        </text:list-item>
      </text:list>
      <text:p text:style-name="P40"/>
      <text:p text:style-name="P41">Periodic wakeup unit:</text:p>
      <text:p text:style-name="P42">This unit is able to wake up the system from low-power modes. It uses a programmable down-counting auto-reload timer. Once the counter reaches zero, a flag and interrupt is generated. An alternate function output is also available which can be routed to RTC_ALARM output.</text:p>
      <text:p text:style-name="P43"/>
      <text:list text:style-name="LFO1" text:continue-numbering="true">
        <text:list-item>
          <text:p text:style-name="P44">Disable write protection -&gt; Write 0xCA and then 0x53 in RTC_WPR register</text:p>
        </text:list-item>
        <text:list-item>
          <text:p text:style-name="P45">Disable wakeup timer -&gt; Clear WUTE bit in RTC_CR register</text:p>
        </text:list-item>
        <text:list-item>
          <text:p text:style-name="P46">Wait until wakeup registers can be accessed -&gt; Wait until WUTWF bit set in RTC_ISR register</text:p>
        </text:list-item>
        <text:list-item>
          <text:p text:style-name="P47">Program wakeup timer value _&gt; SET WUT bits in RTC_WUTR register</text:p>
        </text:list-item>
        <text:list-item>
          <text:p text:style-name="P48">Select LSE as clock source for short wakeup periods -&gt; WUCKSEL bits = 0b0xx in RTC_CR register</text:p>
        </text:list-item>
        <text:list-item>
          <text:p text:style-name="P49">Configure prescaler to select resolution<text:s/></text:p>
        </text:list-item>
      </text:list>
      <text:p text:style-name="P50">If Wucksel = 000 -&gt; Division = 16</text:p>
      <text:p text:style-name="P51">If Wucksel = 001 -&gt; Division = 8</text:p>
      <text:p text:style-name="P52">If Wucksel = 010 -&gt; Division = 4</text:p>
      <text:p text:style-name="P53">If Wucksel = 011 -&gt; Division = 2</text:p>
      <text:list text:style-name="LFO1" text:continue-numbering="true">
        <text:list-item>
          <text:p text:style-name="P54">Re-enable wakeup timer -&gt; SET WUTE bit in RTC_CR register</text:p>
        </text:list-item>
        <text:list-item>
          <text:p text:style-name="P55">Enable write protection -&gt; Write 0xFF in RTC_WPR register</text:p>
        </text:list-item>
        <text:list-item>
          <text:p text:style-name="P56">The periodic wakeup interrupt is enabled through the WUTIE bit in the RTC_CR register</text:p>
        </text:list-item>
      </text:list>
      <text:p text:style-name="P57"/>
      <text:p text:style-name="P58">Backup System:</text:p>
      <text:list text:style-name="LFO1" text:continue-numbering="true">
        <text:list-item>
          <text:p text:style-name="P59">Data can be saved in<text:s/>this register. They keep being powered on, even if VDD is switched off.</text:p>
        </text:list-item>
        <text:list-item>
          <text:p text:style-name="P60">32 Bits are available</text:p>
        </text:list-item>
        <text:list-item>
          <text:p text:style-name="P61">It is not reset by a system reset</text:p>
        </text:list-item>
      </text:list>
      <text:p text:style-name="P62">After a System reset, the backup registers are protected. To enable access to the backup domain:</text:p>
      <text:list text:style-name="LFO1" text:continue-numbering="true">
        <text:list-item>
          <text:p text:style-name="P63">Enable power interface clock -&gt; Set PWREN bit in RCC_APB+ENR+ register</text:p>
        </text:list-item>
        <text:list-item>
          <text:p text:style-name="P64">Enable access to the backup domain -&gt; Set DBP bit in PWR_CR1 register</text:p>
        </text:list-item>
        <text:list-item>
          <text:p text:style-name="P65">Proceed with the RTC clock configuration</text:p>
        </text:list-item>
      </text:list>
      <text:p text:style-name="P66"/>
      <text:p text:style-name="P67"/>
      <text:p text:style-name="P68">Reading the calendar:</text:p>
      <text:p text:style-name="P69">APB1 clock (fplclk) must be at least 7 times greater than the RTC clock to ensure proper reading of the calendar registers. The values from the calendar are copied into shadow registers in an interval of 1/RTCCLK. The registers can be read directly by setting the BPYSHAD Bit in RTC_CR register. Per default it is cleared to ensure accuracy in reading.</text:p>
      <text:list text:style-name="LFO1" text:continue-numbering="true">
        <text:list-item>
          <text:p text:style-name="P70">RSF bit in RTC_ICSR register is set every time calendar value is copied into shadow register</text:p>
        </text:list-item>
        <text:list-item>
          <text:p text:style-name="P71">Read RTC_SSR or RTC_TR before reading RTC_DR -&gt; Locks shadow register until RTC_DR is read</text:p>
        </text:list-item>
        <text:list-item>
          <text:p text:style-name="P72">If calendar is read in smaller periods than 1/RTCCLK -&gt; RSF bit must be cleared by software</text:p>
        </text:list-item>
        <text:list-item>
          <text:p text:style-name="P73">After waking up from stop or standby -&gt; RSF bit must be cleared by software</text:p>
        </text:list-item>
      </text:list>
      <text:p text:style-name="P74"/>
      <text:p text:style-name="P75">It must be ensured, that the SRF bit is set before reading the corresponding registers.</text:p>
      <text:p text:style-name="P76"/>
      <text:p text:style-name="P77">Smooth Calibration:</text:p>
      <text:p text:style-name="P78">The RTC frequency can be digitally calibrated with a range from -487.1 ppm to +488.5 ppm. The correction is performed using series of small adjustments. This Adjustments are made by either adding or masking pulses to the frequency in a calibration window of a certain time. The calibration window can be reduced from 32s to 16 or<text:s/>8s but<text:s/>reduced the accuracy.<text:s/></text:p>
      <text:p text:style-name="P79"/>
      <text:list text:style-name="LFO1" text:continue-numbering="true">
        <text:list-item>
          <text:p text:style-name="P80">Set LPCAL bit in RTC_CALR register if low-power mode is used</text:p>
        </text:list-item>
        <text:list-item>
          <text:p text:style-name="P81">Increase frequency by setting CALP bits in RTC_CALR register</text:p>
        </text:list-item>
        <text:list-item>
          <text:p text:style-name="P82">Reduce frequency by setting CALM bits in RTC_CALR register</text:p>
        </text:list-item>
        <text:list-item>
          <text:p text:style-name="P83">Reduce calibration window by setting CALW8 or CLAW16 bit in RTC_CALR register</text:p>
        </text:list-item>
      </text:list>
      <text:p text:style-name="P84"/>
      <text:p text:style-name="P85">Calibration clock output:</text:p>
      <text:p text:style-name="P86">For 512Hz Output:</text:p>
      <text:list text:style-name="LFO1" text:continue-numbering="true">
        <text:list-item>
          <text:p text:style-name="P87">Set asynchronous prescaler to default value -&gt; PREDIV_A = 127</text:p>
        </text:list-item>
        <text:list-item>
          <text:p text:style-name="P88">Enable output calibration -&gt; Set COE bit in RTC_CR register</text:p>
        </text:list-item>
        <text:list-item>
          <text:p text:style-name="P89">Select 512Hz as output -&gt; Clear COSEL bit in RTC_CR register</text:p>
        </text:list-item>
      </text:list>
      <text:p text:style-name="P90"/>
      <text:p text:style-name="P91">For 1Hz Output:</text:p>
      <text:list text:style-name="LFO1" text:continue-numbering="true">
        <text:list-item>
          <text:p text:style-name="P92">Set asynchronous prescaler to default value -&gt; PREDIV_A = 127</text:p>
        </text:list-item>
        <text:list-item>
          <text:p text:style-name="P93">Set synchronous prescaler to default value -&gt; PREDIV_S = 255</text:p>
        </text:list-item>
        <text:list-item>
          <text:p text:style-name="P94">Enable output calibration -&gt; Set COE bit in RTC_CR register</text:p>
        </text:list-item>
        <text:list-item>
          <text:p text:style-name="P95">Select 1Hz as output -&gt; Set COSEL bit in RTC_CR register</text:p>
        </text:list-item>
      </text:list>
      <text:p text:style-name="P96"/>
      <text:p text:style-name="P97">Reducing power consumption:</text:p>
      <text:list text:style-name="LFO1" text:continue-numbering="true">
        <text:list-item>
          <text:p text:style-name="P98">Set Oscillator driving strength to the lowest level</text:p>
        </text:list-item>
        <text:list-item>
          <text:p text:style-name="P99">Configure Value of the asynchronous prescaler as high as possible</text:p>
        </text:list-item>
        <text:list-item>
          <text:p text:style-name="P100">Use tamper pin internal pull-up resistor</text:p>
        </text:list-item>
      </text:list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 MAR. Rouge</meta:initial-creator>
    <dc:creator>Rouge Marco</dc:creator>
    <meta:creation-date>2020-11-16T10:41:00Z</meta:creation-date>
    <dc:date>2020-11-16T10:41:00Z</dc:date>
    <meta:template xlink:href="Normal.dotm" xlink:type="simple"/>
    <meta:editing-cycles>4</meta:editing-cycles>
    <meta:editing-duration>PT0S</meta:editing-duration>
    <meta:document-statistic meta:page-count="1" meta:paragraph-count="12" meta:word-count="913" meta:character-count="6106" meta:row-count="43" meta:non-whitespace-character-count="5205"/>
  </office:meta>
</office:document-meta>
</file>